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1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2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3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4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5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6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7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8" style:family="paragraph" style:parent-style-name="Preformatted_20_Text">
      <style:text-properties fo:font-size="9pt" officeooo:rsid="017c13f0" officeooo:paragraph-rsid="017c13f0" style:font-size-asian="9pt" style:font-size-complex="9pt"/>
    </style:style>
    <style:style style:name="P49" style:family="paragraph" style:parent-style-name="Preformatted_20_Text">
      <style:text-properties fo:font-size="9pt" officeooo:rsid="017d56d7" officeooo:paragraph-rsid="017d56d7" style:font-size-asian="9pt" style:font-size-complex="9pt"/>
    </style:style>
    <style:style style:name="P50" style:family="paragraph" style:parent-style-name="Preformatted_20_Text">
      <style:text-properties fo:font-size="9pt" officeooo:rsid="017e5c78" officeooo:paragraph-rsid="017e5c78" style:font-size-asian="9pt" style:font-size-complex="9pt"/>
    </style:style>
    <style:style style:name="P51" style:family="paragraph" style:parent-style-name="Preformatted_20_Text">
      <style:text-properties fo:font-size="9pt" officeooo:rsid="01800ec4" officeooo:paragraph-rsid="01800ec4" style:font-size-asian="9pt" style:font-size-complex="9pt"/>
    </style:style>
    <style:style style:name="P52" style:family="paragraph" style:parent-style-name="Preformatted_20_Text">
      <style:text-properties fo:font-size="9pt" officeooo:rsid="0186038b" officeooo:paragraph-rsid="0186038b" style:font-size-asian="9pt" style:font-size-complex="9pt"/>
    </style:style>
    <style:style style:name="P53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54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55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56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57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58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59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60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61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62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P63" style:family="paragraph" style:parent-style-name="Preformatted_20_Text">
      <style:text-properties fo:font-size="9pt" officeooo:rsid="0131d4da" officeooo:paragraph-rsid="0131d4da" fo:background-color="transparent" style:font-size-asian="9pt" style:font-size-complex="9pt"/>
    </style:style>
    <style:style style:name="P64" style:family="paragraph" style:parent-style-name="Preformatted_20_Text">
      <style:text-properties fo:font-size="9pt" officeooo:rsid="01638bcf" officeooo:paragraph-rsid="01638bcf" fo:background-color="transparent" style:font-size-asian="9pt" style:font-size-complex="9pt"/>
    </style:style>
    <style:style style:name="P65" style:family="paragraph" style:parent-style-name="Preformatted_20_Text">
      <style:text-properties fo:font-size="9pt" officeooo:rsid="016b3bcd" officeooo:paragraph-rsid="017410ee" fo:background-color="transparent" style:font-size-asian="9pt" style:font-size-complex="9pt"/>
    </style:style>
    <style:style style:name="P66" style:family="paragraph" style:parent-style-name="Preformatted_20_Text">
      <style:text-properties fo:font-size="9pt" officeooo:rsid="0133cc81" officeooo:paragraph-rsid="0133cc81" fo:background-color="transparent" style:font-size-asian="9pt" style:font-size-complex="9pt"/>
    </style:style>
    <style:style style:name="P67" style:family="paragraph" style:parent-style-name="Preformatted_20_Text">
      <style:text-properties fo:font-size="9pt" officeooo:rsid="0172d515" officeooo:paragraph-rsid="01751057" fo:background-color="transparent" style:font-size-asian="9pt" style:font-size-complex="9pt"/>
    </style:style>
    <style:style style:name="P68" style:family="paragraph" style:parent-style-name="Preformatted_20_Text">
      <style:text-properties fo:font-size="9pt" officeooo:rsid="017410ee" officeooo:paragraph-rsid="0172d515" fo:background-color="transparent" style:font-size-asian="9pt" style:font-size-complex="9pt"/>
    </style:style>
    <style:style style:name="P69" style:family="paragraph" style:parent-style-name="Preformatted_20_Text">
      <style:text-properties fo:font-size="9pt" officeooo:rsid="01482a36" officeooo:paragraph-rsid="01664aa4" fo:background-color="transparent" style:font-size-asian="9pt" style:font-size-complex="9pt"/>
    </style:style>
    <style:style style:name="P70" style:family="paragraph" style:parent-style-name="Preformatted_20_Text">
      <style:text-properties fo:font-size="9pt" officeooo:rsid="01482a36" officeooo:paragraph-rsid="01482a36" fo:background-color="transparent" style:font-size-asian="9pt" style:font-size-complex="9pt"/>
    </style:style>
    <style:style style:name="P71" style:family="paragraph" style:parent-style-name="Preformatted_20_Text">
      <style:text-properties fo:font-size="9pt" officeooo:rsid="013580cd" officeooo:paragraph-rsid="013580cd" fo:background-color="transparent" style:font-size-asian="9pt" style:font-size-complex="9pt"/>
    </style:style>
    <style:style style:name="P72" style:family="paragraph" style:parent-style-name="Preformatted_20_Text">
      <style:text-properties fo:font-size="9pt" officeooo:rsid="014930c0" officeooo:paragraph-rsid="01482a36" fo:background-color="transparent" style:font-size-asian="9pt" style:font-size-complex="9pt"/>
    </style:style>
    <style:style style:name="P73" style:family="paragraph" style:parent-style-name="Preformatted_20_Text">
      <style:text-properties fo:font-size="9pt" officeooo:rsid="01237b88" officeooo:paragraph-rsid="01237b88" fo:background-color="transparent" style:font-size-asian="9pt" style:font-size-complex="9pt"/>
    </style:style>
    <style:style style:name="P74" style:family="paragraph" style:parent-style-name="Preformatted_20_Text">
      <style:text-properties fo:font-size="9pt" officeooo:rsid="01751057" officeooo:paragraph-rsid="01751057" fo:background-color="transparent" style:font-size-asian="9pt" style:font-size-complex="9pt"/>
    </style:style>
    <style:style style:name="P75" style:family="paragraph" style:parent-style-name="Preformatted_20_Text">
      <style:text-properties fo:font-size="9pt" officeooo:rsid="01751057" officeooo:paragraph-rsid="017698ae" fo:background-color="transparent" style:font-size-asian="9pt" style:font-size-complex="9pt"/>
    </style:style>
    <style:style style:name="P76" style:family="paragraph" style:parent-style-name="Preformatted_20_Text">
      <style:text-properties fo:font-size="9pt" officeooo:rsid="017698ae" officeooo:paragraph-rsid="017698ae" fo:background-color="transparent" style:font-size-asian="9pt" style:font-size-complex="9pt"/>
    </style:style>
    <style:style style:name="P77" style:family="paragraph" style:parent-style-name="Preformatted_20_Text">
      <style:text-properties fo:font-size="9pt" officeooo:rsid="013580cd" officeooo:paragraph-rsid="013580cd" fo:background-color="#800080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49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52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53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54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55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56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57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58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59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60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61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62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63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64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65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66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67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68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69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70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71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72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73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74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75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76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77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7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7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80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81" style:family="paragraph" style:parent-style-name="Preformatted_20_Text">
      <style:text-properties fo:font-size="9pt" officeooo:rsid="0186038b" officeooo:paragraph-rsid="0186038b" style:font-size-asian="9pt" style:font-size-complex="9pt"/>
    </style:style>
    <style:style style:name="P182" style:family="paragraph" style:parent-style-name="Preformatted_20_Text">
      <style:text-properties fo:font-size="9pt" officeooo:rsid="01872242" officeooo:paragraph-rsid="01872242" style:font-size-asian="9pt" style:font-size-complex="9pt"/>
    </style:style>
    <style:style style:name="P183" style:family="paragraph" style:parent-style-name="Preformatted_20_Text">
      <style:text-properties fo:font-size="9pt" officeooo:rsid="01879875" officeooo:paragraph-rsid="01879875" style:font-size-asian="9pt" style:font-size-complex="9pt"/>
    </style:style>
    <style:style style:name="P184" style:family="paragraph" style:parent-style-name="Preformatted_20_Text">
      <style:text-properties fo:font-size="9pt" officeooo:rsid="0188109e" officeooo:paragraph-rsid="0188109e" style:font-size-asian="9pt" style:font-size-complex="9pt"/>
    </style:style>
    <style:style style:name="P185" style:family="paragraph" style:parent-style-name="Preformatted_20_Text">
      <style:text-properties fo:font-size="9pt" officeooo:rsid="0189c640" officeooo:paragraph-rsid="0189c640" style:font-size-asian="9pt" style:font-size-complex="9pt"/>
    </style:style>
    <style:style style:name="P186" style:family="paragraph" style:parent-style-name="Preformatted_20_Text">
      <style:text-properties fo:font-size="9pt" officeooo:rsid="018b7806" officeooo:paragraph-rsid="018b7806" style:font-size-asian="9pt" style:font-size-complex="9pt"/>
    </style:style>
    <style:style style:name="P187" style:family="paragraph" style:parent-style-name="Preformatted_20_Text">
      <style:text-properties fo:font-size="9pt" officeooo:rsid="018d9971" officeooo:paragraph-rsid="018d9971" style:font-size-asian="9pt" style:font-size-complex="9pt"/>
    </style:style>
    <style:style style:name="P188" style:family="paragraph" style:parent-style-name="Preformatted_20_Text">
      <style:text-properties fo:font-size="9pt" officeooo:rsid="018daad9" officeooo:paragraph-rsid="018daad9" style:font-size-asian="9pt" style:font-size-complex="9pt"/>
    </style:style>
    <style:style style:name="P189" style:family="paragraph" style:parent-style-name="Preformatted_20_Text">
      <style:text-properties fo:font-size="9pt" officeooo:rsid="018f0c69" officeooo:paragraph-rsid="018f0c69" style:font-size-asian="9pt" style:font-size-complex="9pt"/>
    </style:style>
    <style:style style:name="P190" style:family="paragraph" style:parent-style-name="Preformatted_20_Text">
      <style:text-properties fo:font-size="9pt" officeooo:rsid="018f2da5" officeooo:paragraph-rsid="018f2da5" style:font-size-asian="9pt" style:font-size-complex="9pt"/>
    </style:style>
    <style:style style:name="P191" style:family="paragraph" style:parent-style-name="Preformatted_20_Text">
      <style:text-properties fo:font-size="9pt" officeooo:rsid="018f2da5" officeooo:paragraph-rsid="018fc64f" style:font-size-asian="9pt" style:font-size-complex="9pt"/>
    </style:style>
    <style:style style:name="P192" style:family="paragraph" style:parent-style-name="Preformatted_20_Text">
      <style:text-properties fo:font-size="9pt" officeooo:rsid="018fc64f" officeooo:paragraph-rsid="018fc64f" style:font-size-asian="9pt" style:font-size-complex="9pt"/>
    </style:style>
    <style:style style:name="P193" style:family="paragraph" style:parent-style-name="Preformatted_20_Text">
      <style:text-properties fo:font-size="9pt" officeooo:rsid="0192bf96" officeooo:paragraph-rsid="0192bf96" style:font-size-asian="9pt" style:font-size-complex="9pt"/>
    </style:style>
    <style:style style:name="P194" style:family="paragraph" style:parent-style-name="Preformatted_20_Text">
      <style:text-properties fo:font-size="9pt" officeooo:rsid="0192bf96" officeooo:paragraph-rsid="01934f29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482a36"/>
    </style:style>
    <style:style style:name="T102" style:family="text">
      <style:text-properties officeooo:rsid="0149a74d"/>
    </style:style>
    <style:style style:name="T103" style:family="text">
      <style:text-properties officeooo:rsid="014cdd60"/>
    </style:style>
    <style:style style:name="T104" style:family="text">
      <style:text-properties officeooo:rsid="014f6dfb"/>
    </style:style>
    <style:style style:name="T105" style:family="text">
      <style:text-properties officeooo:rsid="014fba92"/>
    </style:style>
    <style:style style:name="T106" style:family="text">
      <style:text-properties officeooo:rsid="0152151d"/>
    </style:style>
    <style:style style:name="T107" style:family="text">
      <style:text-properties officeooo:rsid="0153ee89"/>
    </style:style>
    <style:style style:name="T108" style:family="text">
      <style:text-properties officeooo:rsid="01562a67"/>
    </style:style>
    <style:style style:name="T109" style:family="text">
      <style:text-properties officeooo:rsid="0156e7a2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13a6a1e" fo:background-color="transparent" loext:char-shading-value="0"/>
    </style:style>
    <style:style style:name="T112" style:family="text">
      <style:text-properties officeooo:rsid="0131ee92" fo:background-color="transparent" loext:char-shading-value="0"/>
    </style:style>
    <style:style style:name="T113" style:family="text">
      <style:text-properties officeooo:rsid="01638bcf" fo:background-color="transparent" loext:char-shading-value="0"/>
    </style:style>
    <style:style style:name="T114" style:family="text">
      <style:text-properties officeooo:rsid="015f2dd0"/>
    </style:style>
    <style:style style:name="T115" style:family="text">
      <style:text-properties officeooo:rsid="01638bcf"/>
    </style:style>
    <style:style style:name="T116" style:family="text">
      <style:text-properties officeooo:rsid="013a6a1e"/>
    </style:style>
    <style:style style:name="T117" style:family="text">
      <style:text-properties officeooo:rsid="0131ee92"/>
    </style:style>
    <style:style style:name="T118" style:family="text">
      <style:text-properties officeooo:rsid="017501ca"/>
    </style:style>
    <style:style style:name="T119" style:family="text">
      <style:text-properties officeooo:rsid="01751057"/>
    </style:style>
    <style:style style:name="T120" style:family="text">
      <style:text-properties officeooo:rsid="017698ae"/>
    </style:style>
    <style:style style:name="T121" style:family="text">
      <style:text-properties officeooo:rsid="017d713d"/>
    </style:style>
    <style:style style:name="T122" style:family="text">
      <style:text-properties officeooo:rsid="0187a895"/>
    </style:style>
    <style:style style:name="T123" style:family="text">
      <style:text-properties officeooo:rsid="018daad9"/>
    </style:style>
    <style:style style:name="T124" style:family="text">
      <style:text-properties officeooo:rsid="018f2da5"/>
    </style:style>
    <style:style style:name="T125" style:family="text">
      <style:text-properties officeooo:rsid="018fc64f"/>
    </style:style>
    <style:style style:name="T126" style:family="text">
      <style:text-properties officeooo:rsid="0192bf96"/>
    </style:style>
    <style:style style:name="T127" style:family="text">
      <style:text-properties officeooo:rsid="01934f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80"><text:tab/>board<text:span text:style-name="T16">Tiles</text:span><text:span text:style-name="T20">{</text:span></text:p>
      <text:p text:style-name="P78"><text:span text:style-name="T20"><text:tab/><text:tab/>x: </text:span><text:span text:style-name="T24">[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83"><text:tab/><text:tab/>]</text:p>
      <text:p text:style-name="P84"><text:tab/>}</text:p>
      <text:p text:style-name="P130"><text:tab/>getTileFromCoordinate()</text:p>
      <text:p text:style-name="P10"/>
      <text:p text:style-name="P10"/>
      <text:p text:style-name="P135"><text:tab/>getPieceObjectFromString(string){</text:p>
      <text:p text:style-name="P135"><text:tab/><text:tab/>FOR EACH piece (piece) {</text:p>
      <text:p text:style-name="P135"><text:tab/><text:tab/><text:tab/>if piece.name equals string</text:p>
      <text:p text:style-name="P135"><text:tab/><text:tab/><text:tab/>return piece</text:p>
      <text:p text:style-name="P135"><text:tab/><text:tab/>}</text:p>
      <text:p text:style-name="P135"><text:tab/>}</text:p>
      <text:p text:style-name="P136"><text:tab/>availableTiles{</text:p>
      <text:p text:style-name="P136"><text:tab/><text:tab/>move[]</text:p>
      <text:p text:style-name="P136"><text:tab/><text:tab/>attack[]</text:p>
      <text:p text:style-name="P136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85"><text:tab/>tileFactory(<text:span text:style-name="T5">xCoordinate, yCoordinate, color</text:span>)<text:span text:style-name="T5">{</text:span></text:p>
      <text:p text:style-name="P86"><text:tab/><text:tab/>LET coordinates <text:span text:style-name="T69">{</text:span></text:p>
      <text:p text:style-name="P87"><text:tab/><text:tab/><text:tab/>x:<text:span text:style-name="T70"> xCoordinate</text:span></text:p>
      <text:p text:style-name="P87"><text:tab/><text:tab/><text:tab/>y:<text:span text:style-name="T70"> yCoordinate</text:span></text:p>
      <text:p text:style-name="P87"><text:tab/><text:tab/>}</text:p>
      <text:p text:style-name="P86"><text:tab/><text:tab/>LET color = color</text:p>
      <text:p text:style-name="P86"><text:tab/><text:tab/>LET content = ""</text:p>
      <text:p text:style-name="P86"><text:tab/><text:tab/>LET <text:span text:style-name="T53">available</text:span> = false</text:p>
      <text:p text:style-name="P86"><text:tab/><text:tab/>RETURN the object with the current variables as properties</text:p>
      <text:p text:style-name="P86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88"><text:tab/>LET color = "white"</text:p>
      <text:p text:style-name="P88"><text:tab/>LET x = <text:span text:style-name="T32">0</text:span></text:p>
      <text:p text:style-name="P88"><text:tab/>LET y = <text:span text:style-name="T32">0</text:span></text:p>
      <text:p text:style-name="P88"><text:tab/>DO loop{</text:p>
      <text:p text:style-name="P88"><text:tab/><text:tab/>CREATE <text:span text:style-name="T7">tile object</text:span> through tileFactory(xCoordinate, Ycoordinate, color)</text:p>
      <text:p text:style-name="P89"><text:tab/><text:tab/>ADD eventlistener to tile<text:span text:style-name="T17"> (click, checkTileAction(tile)</text:span></text:p>
      <text:p text:style-name="P89"/>
      <text:p text:style-name="P91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90"/>
      <text:p text:style-name="P88"><text:tab/><text:tab/>IF xCoordinate &lt; <text:span text:style-name="T26">7</text:span></text:p>
      <text:p text:style-name="P88"><text:soft-page-break/><text:tab/><text:tab/><text:tab/>INCREMENT xCoordinate</text:p>
      <text:p text:style-name="P88"><text:tab/><text:tab/>ELSE IF yCoordinate &lt; <text:span text:style-name="T26">7</text:span></text:p>
      <text:p text:style-name="P88"><text:tab/><text:tab/><text:tab/>INCREMENT yCoordinate</text:p>
      <text:p text:style-name="P88"><text:tab/><text:tab/><text:tab/>xCoordinate = 1</text:p>
      <text:p text:style-name="P88"><text:tab/><text:tab/>ELSE</text:p>
      <text:p text:style-name="P88"><text:tab/><text:tab/><text:tab/>BREAK do loop</text:p>
      <text:p text:style-name="P92"/>
      <text:p text:style-name="P88"><text:tab/>}</text:p>
      <text:p text:style-name="P9"/>
      <text:p text:style-name="P129"><text:tab/>update()<text:span text:style-name="T50">{</text:span></text:p>
      <text:p text:style-name="P131"><text:tab/><text:tab/>boardcontainer content is empty</text:p>
      <text:p text:style-name="P132"><text:tab/><text:tab/>let currentTile = this.boardTiles.x[0].y[0]</text:p>
      <text:p text:style-name="P132"><text:tab/><text:tab/>FOR (i = 0; i &gt;= 63 ; i++){</text:p>
      <text:p text:style-name="P133"><text:tab/><text:tab/><text:tab/>boardContainer APPEND currentTile</text:p>
      <text:p text:style-name="P134"><text:tab/><text:tab/><text:tab/>currentTile = <text:span text:style-name="T52">getNextTile(currentTile)</text:span></text:p>
      <text:p text:style-name="P132"><text:tab/><text:tab/>}</text:p>
      <text:p text:style-name="P132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81"><text:span text:style-name="T2">p</text:span>ieces {</text:p>
      <text:p text:style-name="P81"><text:tab/>constructor(<text:span text:style-name="T9">name, movement, player</text:span>)<text:span text:style-name="T10"> {</text:span></text:p>
      <text:p text:style-name="P93"><text:tab/><text:tab/>name = name</text:p>
      <text:p text:style-name="P93"><text:tab/><text:tab/>movement = movement</text:p>
      <text:p text:style-name="P94"><text:tab/><text:tab/>player = player</text:p>
      <text:p text:style-name="P93"><text:tab/><text:tab/>picture = picture</text:p>
      <text:p text:style-name="P95"><text:tab/><text:tab/><text:span text:style-name="T5">RETURN the object with the current variables as properties</text:span></text:p>
      <text:p text:style-name="P95"><text:tab/>}</text:p>
      <text:p text:style-name="P82"><text:tab/><text:span text:style-name="T1">list</text:span><text:span text:style-name="T18">[</text:span></text:p>
      <text:p text:style-name="P96"><text:tab/><text:tab/>name: ""</text:p>
      <text:p text:style-name="P96"><text:tab/><text:tab/>movement: {</text:p>
      <text:p text:style-name="P96"><text:tab/><text:tab/><text:tab/>direction: other</text:p>
      <text:p text:style-name="P96"><text:tab/><text:tab/><text:tab/>x: </text:p>
      <text:p text:style-name="P96"><text:tab/><text:tab/><text:tab/>y: </text:p>
      <text:p text:style-name="P96"><text:tab/><text:tab/><text:tab/>jump: <text:span text:style-name="T12">BOOLEAN</text:span></text:p>
      <text:p text:style-name="P96"><text:tab/><text:tab/><text:tab/>attack{</text:p>
      <text:p text:style-name="P96"><text:tab/><text:tab/><text:tab/><text:span text:style-name="T12"><text:tab/></text:span>x: </text:p>
      <text:p text:style-name="P96"><text:tab/><text:tab/><text:tab/><text:span text:style-name="T12"><text:tab/></text:span>y:<text:span text:style-name="T12"> </text:span></text:p>
      <text:p text:style-name="P96"><text:tab/><text:tab/><text:tab/>}</text:p>
      <text:p text:style-name="P97"><text:tab/><text:tab/>player: "white" or "black"</text:p>
      <text:p text:style-name="P98"><text:tab/><text:tab/>image: image url<text:span text:style-name="T13"> (svg?)</text:span></text:p>
      <text:p text:style-name="P96"><text:tab/><text:tab/><text:span text:style-name="T18">]</text:span></text:p>
      <text:p text:style-name="P82"><text:span text:style-name="T11"><text:tab/></text:span><text:span text:style-name="T1">}</text:span></text:p>
      <text:p text:style-name="P2"/>
      <text:p text:style-name="P99"><text:span text:style-name="T4"><text:tab/></text:span>placement{</text:p>
      <text:p text:style-name="P100"><text:tab/><text:tab/>white<text:span text:style-name="T15">: </text:span><text:span text:style-name="T41">[</text:span></text:p>
      <text:p text:style-name="P101"><text:tab/><text:tab/><text:tab/>16 <text:span text:style-name="T29">array entries</text:span> with names</text:p>
      <text:p text:style-name="P102"><text:tab/><text:tab/><text:tab/>"rook"<text:span text:style-name="T42">,</text:span></text:p>
      <text:p text:style-name="P102"><text:tab/><text:tab/><text:tab/>"knight"<text:span text:style-name="T42">,</text:span></text:p>
      <text:p text:style-name="P102"><text:tab/><text:tab/><text:tab/>"bishop"<text:span text:style-name="T42">,</text:span></text:p>
      <text:p text:style-name="P102"><text:tab/><text:tab/><text:tab/>"queen"<text:span text:style-name="T42">,</text:span></text:p>
      <text:p text:style-name="P102"><text:tab/><text:tab/><text:tab/>"king"<text:span text:style-name="T42">,</text:span></text:p>
      <text:p text:style-name="P102"><text:tab/><text:tab/><text:tab/><text:span text:style-name="T42">"bishop",</text:span></text:p>
      <text:p text:style-name="P103"><text:tab/><text:tab/><text:tab/>"knight",</text:p>
      <text:p text:style-name="P103"><text:tab/><text:tab/><text:tab/>"rook",</text:p>
      <text:p text:style-name="P103"/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1"><text:tab/><text:tab/><text:span text:style-name="T41">]</text:span></text:p>
      <text:p text:style-name="P100"><text:tab/><text:tab/><text:span text:style-name="T15">black: {</text:span></text:p>
      <text:p text:style-name="P101"><text:tab/><text:tab/><text:tab/>16 <text:span text:style-name="T30">array entries</text:span> with names</text:p>
      <text:p text:style-name="P101"><text:soft-page-break/><text:tab/><text:tab/>}</text:p>
      <text:p text:style-name="P99"><text:span text:style-name="T14"><text:tab/></text:span>}</text:p>
      <text:p text:style-name="P104">}</text:p>
      <text:p text:style-name="P7"/>
      <text:p text:style-name="P7"/>
      <text:p text:style-name="P7">preparation <text:span text:style-name="T19">(</text:span>{</text:p>
      <text:p text:style-name="P105"><text:tab/>board.createTiles()</text:p>
      <text:p text:style-name="P106"><text:tab/>addPiecesToTiles(</text:p>
      <text:p text:style-name="P108"><text:tab/><text:tab/>//<text:span text:style-name="T37"> </text:span>place the white pieces</text:p>
      <text:p text:style-name="P109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110"><text:tab/><text:tab/><text:span text:style-name="T47">LET</text:span> i = 0</text:p>
      <text:p text:style-name="P111"><text:tab/><text:tab/><text:span text:style-name="T40">LET</text:span><text:span text:style-name="T39"> pieceName = </text:span>placement<text:span text:style-name="T39">.white[i]</text:span></text:p>
      <text:p text:style-name="P114"><text:tab/><text:tab/><text:span text:style-name="T34">DO {</text:span></text:p>
      <text:p text:style-name="P116"><text:tab/><text:tab/><text:tab/>IF <text:span text:style-name="T38">placement</text:span><text:span text:style-name="T39">.white[i]</text:span> is not falsy,<text:span text:style-name="T48">{</text:span></text:p>
      <text:p text:style-name="P112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118"><text:tab/><text:tab/><text:tab/><text:span text:style-name="T43"><text:tab/></text:span><text:span text:style-name="T40">LET</text:span> pieceObject = getPieceObjectFromString(pieceName)</text:p>
      <text:p text:style-name="P120"><text:tab/><text:tab/><text:tab/><text:tab/>currentTile.content = pieceObject</text:p>
      <text:p text:style-name="P122"><text:tab/><text:tab/><text:tab/>}</text:p>
      <text:p text:style-name="P118"/>
      <text:p text:style-name="P123"><text:tab/><text:tab/><text:tab/><text:span text:style-name="T46">currentTile</text:span><text:span text:style-name="T45"> = </text:span>getNextTile(tile)</text:p>
      <text:p text:style-name="P124"><text:tab/><text:tab/><text:tab/>i++</text:p>
      <text:p text:style-name="P123"><text:tab/><text:tab/><text:tab/></text:p>
      <text:p text:style-name="P118"><text:tab/><text:tab/><text:tab/></text:p>
      <text:p text:style-name="P125"><text:tab/><text:tab/>} WHILE: x &lt;= 7 AND y &lt;= 1</text:p>
      <text:p text:style-name="P114"/>
      <text:p text:style-name="P126"><text:tab/><text:tab/>// place the black pieces</text:p>
      <text:p text:style-name="P127"><text:tab/><text:tab/>let x = 0</text:p>
      <text:p text:style-name="P127"><text:tab/><text:tab/>let y = 6</text:p>
      <text:p text:style-name="P115"><text:tab/><text:tab/><text:span text:style-name="T34">DO {</text:span></text:p>
      <text:p text:style-name="P117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113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119"><text:tab/><text:tab/><text:tab/><text:span text:style-name="T43"><text:tab/></text:span><text:span text:style-name="T40">LET</text:span> pieceObject = getPieceObjectFromString(pieceName)</text:p>
      <text:p text:style-name="P121"><text:tab/><text:tab/><text:tab/><text:tab/>currentTile.content = pieceObject</text:p>
      <text:p text:style-name="P128"><text:tab/><text:tab/><text:tab/></text:p>
      <text:p text:style-name="P115"><text:span text:style-name="T34"><text:tab/><text:tab/>} WHILE: x &lt;= 7 AND y &lt;= </text:span><text:span text:style-name="T36">7</text:span></text:p>
      <text:p text:style-name="P106"><text:span text:style-name="T29"><text:tab/></text:span>)</text:p>
      <text:p text:style-name="P107"><text:tab/><text:span text:style-name="T51">board.</text:span>update()</text:p>
      <text:p text:style-name="P104">}<text:span text:style-name="T19">)()</text:span></text:p>
      <text:p text:style-name="P7"/>
      <text:p text:style-name="P104">gamePlay{</text:p>
      <text:p text:style-name="P104"><text:span text:style-name="T4"><text:tab/></text:span>checkTileAction<text:span text:style-name="T3">(</text:span><text:span text:style-name="T54">clickedTile</text:span><text:span text:style-name="T3">)</text:span></text:p>
      <text:p text:style-name="P93"><text:tab/><text:tab/>IF there was <text:span text:style-name="T81">not </text:span>already a piece selected<text:span text:style-name="T81"> and their is a piece on this tile,</text:span></text:p>
      <text:p text:style-name="P143"><text:tab/><text:tab/>that is the same color as the players turn:</text:p>
      <text:p text:style-name="P148"><text:span text:style-name="T81"><text:tab/><text:tab/><text:tab/></text:span>startMove()</text:p>
      <text:p text:style-name="P149"/>
      <text:p text:style-name="P151"><text:tab/><text:tab/>IF there is a piece selected, and the clicked tile is available:</text:p>
      <text:p text:style-name="P152"><text:span text:style-name="T81"><text:tab/><text:tab/><text:tab/></text:span>endMove()</text:p>
      <text:p text:style-name="P152"/>
      <text:p text:style-name="P145"><text:tab/><text:tab/>IF there is a piece selected but the current tile is NOT available OR</text:p>
      <text:p text:style-name="P145"><text:tab/><text:tab/>it is also the selectedTile</text:p>
      <text:p text:style-name="P145"><text:tab/><text:tab/><text:tab/>deselect piece</text:p>
      <text:p text:style-name="P18"/>
      <text:p text:style-name="P17"/>
      <text:p text:style-name="P143"><text:tab/>startMove ()<text:tab/><text:tab/></text:p>
      <text:p text:style-name="P144"><text:tab/><text:tab/>give which tiles are available</text:p>
      <text:p text:style-name="P145"><text:tab/><text:tab/>update the board</text:p>
      <text:p text:style-name="P146"/>
      <text:p text:style-name="P143"><text:tab/>endMove()</text:p>
      <text:p text:style-name="P145"><text:tab/><text:tab/><text:span text:style-name="T82">IF clicked tile was available: move</text:span></text:p>
      <text:p text:style-name="P147"><text:tab/><text:tab/><text:tab/>placePiece(<text:span text:style-name="T83">oldTile, newTile</text:span>)</text:p>
      <text:p text:style-name="P147"><text:tab/><text:tab/>IF clicked tile was available: attack</text:p>
      <text:p text:style-name="P147"><text:tab/><text:tab/><text:tab/>attackTile(<text:span text:style-name="T83">oldTile, newTile</text:span>)</text:p>
      <text:p text:style-name="P20"/>
      <text:p text:style-name="P137"><text:tab/>placePiece(<text:span text:style-name="T84">oldTile, </text:span><text:span text:style-name="T55">newTile</text:span>)</text:p>
      <text:p text:style-name="P138"><text:tab/><text:tab/>newTile.content = oldTile.content</text:p>
      <text:p text:style-name="P138"><text:tab/><text:tab/>oldTile.content = ""</text:p>
      <text:p text:style-name="P139"><text:tab/><text:tab/>// make piece have hasMoved: true</text:p>
      <text:p text:style-name="P140"><text:tab/><text:tab/>selectedPiece = ""</text:p>
      <text:p text:style-name="P23"><text:tab/><text:tab/><text:span text:style-name="T88">pieces.</text:span>checkSpecialActions(oldTile, newTile)</text:p>
      <text:p text:style-name="P141"><text:tab/><text:tab/><text:span text:style-name="T85">end</text:span>Turn(<text:span text:style-name="T87">playerTurn</text:span>)</text:p>
      <text:p text:style-name="P142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53"><text:span text:style-name="T80"><text:tab/></text:span>endTurn(<text:span text:style-name="T86">previousPlayer</text:span>)</text:p>
      <text:p text:style-name="P140"><text:tab/><text:tab/>switch </text:p>
      <text:p text:style-name="P140"><text:tab/><text:tab/><text:tab/>case "white"</text:p>
      <text:p text:style-name="P140"><text:tab/><text:tab/><text:tab/><text:tab/>playerTurn = "black"</text:p>
      <text:p text:style-name="P140"/>
      <text:p text:style-name="P140"><text:tab/><text:tab/><text:tab/>case "black"</text:p>
      <text:p text:style-name="P140"><text:tab/><text:tab/><text:tab/><text:tab/>playerTurn = "white"</text:p>
      <text:p text:style-name="P22"><text:tab/><text:tab/></text:p>
      <text:p text:style-name="P154"><text:tab/><text:span text:style-name="T86"><text:tab/></text:span></text:p>
      <text:p text:style-name="P155"/>
      <text:p text:style-name="P156"><text:tab/>let selected<text:span text:style-name="T54">Tile </text:span>= ""</text:p>
      <text:p text:style-name="P150"><text:tab/>let playerTurn = "white"</text:p>
      <text:p text:style-name="P7">}</text:p>
      <text:p text:style-name="P104"/>
      <text:p text:style-name="P157">movementLogic {</text:p>
      <text:p text:style-name="P158"><text:tab/>updateAvailableTiles<text:span text:style-name="T64">() </text:span><text:span text:style-name="T59">{</text:span></text:p>
      <text:p text:style-name="P159"><text:tab/><text:tab/><text:span text:style-name="T62">RUN </text:span>getMovementData()</text:p>
      <text:p text:style-name="P159"><text:tab/><text:tab/><text:span text:style-name="T62">RUN </text:span>getAttackData()</text:p>
      <text:p text:style-name="P159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59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60"><text:tab/><text:tab/>board.visualizeAvailableTiles<text:span text:style-name="T65">()</text:span></text:p>
      <text:p text:style-name="P161"><text:tab/>}</text:p>
      <text:p text:style-name="P162"><text:tab/><text:tab/></text:p>
      <text:p text:style-name="P159"><text:tab/>getMovementData()</text:p>
      <text:p text:style-name="P163"><text:tab/><text:tab/>IF the piece was not moved AND there is a firstmove present:</text:p>
      <text:p text:style-name="P163"><text:tab/><text:tab/><text:tab/>return piece.firstMove</text:p>
      <text:p text:style-name="P163"><text:tab/><text:tab/>ELSE</text:p>
      <text:p text:style-name="P163"><text:tab/><text:tab/><text:tab/>return piece.movement</text:p>
      <text:p text:style-name="P163"><text:tab/><text:tab/><text:tab/><text:tab/></text:p>
      <text:p text:style-name="P159"><text:tab/>getAttackData()</text:p>
      <text:p text:style-name="P164"><text:tab/><text:tab/>IF piece.attack is "movement"</text:p>
      <text:p text:style-name="P164"><text:tab/><text:tab/><text:tab/>return piece.movement</text:p>
      <text:p text:style-name="P164"><text:tab/><text:tab/>ELSE</text:p>
      <text:p text:style-name="P164"><text:tab/><text:tab/><text:tab/>return piece.attack<text:span text:style-name="T66"><text:tab/><text:tab/></text:span></text:p>
      <text:p text:style-name="P165"><text:tab/>getStepAmount()</text:p>
      <text:p text:style-name="P165"><text:tab/><text:tab/>IF stepAmount = continuous</text:p>
      <text:p text:style-name="P165"><text:tab/><text:tab/><text:tab/>return true</text:p>
      <text:p text:style-name="P165"><text:tab/><text:tab/>ELSE </text:p>
      <text:p text:style-name="P165"><text:tab/><text:tab/><text:tab/>return <text:span text:style-name="T67">tile.piece.</text:span>stepAmount</text:p>
      <text:p text:style-name="P165"><text:tab/></text:p>
      <text:p text:style-name="P159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65"><text:tab/><text:tab/>LET current<text:span text:style-name="T71">Tile</text:span> = tile.coordinate</text:p>
      <text:p text:style-name="P166"><text:tab/><text:tab/>LET newTile</text:p>
      <text:p text:style-name="P165"><text:tab/><text:tab/>LET i = getStepAmount</text:p>
      <text:p text:style-name="P167"><text:span text:style-name="T75"><text:tab/><text:tab/></text:span>// check every movement direction:</text:p>
      <text:p text:style-name="P167"><text:tab/><text:tab/>FOREACH piece.movement</text:p>
      <text:p text:style-name="P167"><text:tab/><text:tab/><text:tab/>LET <text:span text:style-name="T68">directionX</text:span> = pieceMovement[0]</text:p>
      <text:p text:style-name="P167"><text:tab/><text:tab/><text:tab/>LET <text:span text:style-name="T68">directionY</text:span> = pieceMovement[1]</text:p>
      <text:p text:style-name="P168"><text:tab/><text:tab/><text:tab/><text:span text:style-name="T72">followDirection: </text:span>FOR stepAmount of times, do the following:</text:p>
      <text:p text:style-name="P168"><text:tab/><text:tab/><text:tab/><text:tab/><text:span text:style-name="T69">let newX = current</text:span><text:span text:style-name="T71">Tile.x</text:span></text:p>
      <text:p text:style-name="P169"><text:tab/><text:tab/><text:tab/><text:tab/>let newY = currentTile.y</text:p>
      <text:p text:style-name="P170"><text:tab/><text:tab/><text:tab/><text:tab/>IF newX &gt; 7 OR newY &gt; 7 OR</text:p>
      <text:p text:style-name="P170"><text:tab/><text:tab/><text:tab/><text:tab/> <text:s text:c="2"/>newX &lt; 0 OR newY &lt; 0</text:p>
      <text:p text:style-name="P172"><text:span text:style-name="T75"><text:tab/><text:tab/><text:tab/><text:tab/><text:tab/></text:span>// <text:s/>tile is out of bounds</text:p>
      <text:p text:style-name="P170"><text:tab/><text:tab/><text:tab/><text:tab/><text:tab/>let currentTile = originTile</text:p>
      <text:p text:style-name="P170"><text:tab/><text:tab/><text:tab/><text:tab/><text:tab/><text:span text:style-name="T73">BREAK </text:span>followDirection loop</text:p>
      <text:p text:style-name="P173"><text:tab/><text:tab/><text:tab/><text:tab/>ELSE IF piece does not jump</text:p>
      <text:p text:style-name="P173"><text:span text:style-name="T75"><text:tab/><text:tab/><text:tab/><text:tab/><text:tab/></text:span>//check if there is another piece in the way</text:p>
      <text:p text:style-name="P174"><text:tab/><text:tab/><text:tab/><text:tab/><text:tab/>newTile = <text:span text:style-name="T72">boardTiles.x[newX].y[newY]</text:span></text:p>
      <text:p text:style-name="P175"><text:tab/><text:tab/><text:tab/><text:tab/><text:tab/><text:span text:style-name="T77">IF </text:span><text:span text:style-name="T76">newT</text:span>ile.content is not false</text:p>
      <text:p text:style-name="P177"><text:tab/><text:tab/><text:tab/><text:tab/><text:tab/><text:tab/>tile is occupied</text:p>
      <text:p text:style-name="P171"><text:tab/><text:tab/><text:tab/><text:tab/><text:tab/><text:span text:style-name="T77"><text:tab/></text:span>let currentTile = originTile</text:p>
      <text:p text:style-name="P171"><text:tab/><text:tab/><text:tab/><text:tab/><text:tab/><text:span text:style-name="T77"><text:tab/></text:span><text:span text:style-name="T73">BREAK </text:span>followDirection loop</text:p>
      <text:p text:style-name="P175"><text:tab/><text:tab/><text:tab/><text:tab/>ELSE</text:p>
      <text:p text:style-name="P176"><text:span text:style-name="T75"><text:tab/><text:tab/><text:tab/><text:tab/><text:tab/></text:span>// tile can apparently move here, add it to the available tiles</text:p>
      <text:p text:style-name="P178"><text:tab/><text:tab/><text:tab/><text:tab/><text:tab/>add newTile to availableTiles.move</text:p>
      <text:p text:style-name="P179"><text:tab/><text:tab/><text:tab/><text:tab/><text:tab/>// start checking one step further in the direction</text:p>
      <text:p text:style-name="P170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65"/>
      <text:p text:style-name="P165"/>
      <text:p text:style-name="P159"><text:tab/><text:span text:style-name="T60">let </text:span><text:span text:style-name="T61">availableTiles.</text:span><text:span text:style-name="T60">attack = </text:span>calculateAttack () //has significant logic</text:p>
      <text:p text:style-name="P157">}</text:p>
      <text:p text:style-name="P157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80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2">------------------------------------------------------</text:p>
      <text:p text:style-name="P40"><text:span text:style-name="T95">-- <text:s/></text:span>CLEAN, (ALMOST) FUNCTION-ONLY OVERVIEW OF CODE<text:span text:style-name="T95"> <text:s/>--</text:span></text:p>
      <text:p text:style-name="P41"><text:tab/>&gt;means this functions always called</text:p>
      <text:p text:style-name="P41"><text:tab/>/&gt;means this function is called conditionally</text:p>
      <text:p text:style-name="P41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55"><text:tab/><text:tab/>attack</text:p>
      <text:p text:style-name="P55"/>
      <text:p text:style-name="P56"><text:tab/><text:span text:style-name="T102">h</text:span>istory<text:span text:style-name="T105">[]</text:span></text:p>
      <text:p text:style-name="P56"><text:tab/><text:tab/>startSetup{}</text:p>
      <text:p text:style-name="P56"><text:tab/><text:tab/><text:tab/>white:</text:p>
      <text:p text:style-name="P56"><text:tab/><text:tab/><text:tab/>black:</text:p>
      <text:p text:style-name="P58"><text:tab/><text:tab/>// pieceSymbol, oldTile coordinates, newTile coordinates</text:p>
      <text:p text:style-name="P57"><text:tab/><text:tab/>moves [</text:p>
      <text:p text:style-name="P57"><text:tab/><text:tab/><text:tab/>["P", [0, 1], [0, 3]<text:span text:style-name="T104">,</text:span></text:p>
      <text:p text:style-name="P57"><text:tab/><text:tab/><text:tab/>["N", [1, 7], [2, 5]</text:p>
      <text:p text:style-name="P57"><text:tab/><text:tab/>]</text:p>
      <text:p text:style-name="P57"><text:tab/><text:tab/><text:tab/></text:p>
      <text:p text:style-name="P57"><text:tab/>getMoveData<text:span text:style-name="T103">Obj</text:span>(index)</text:p>
      <text:p text:style-name="P59"><text:tab/><text:tab/>return more data about move</text:p>
      <text:p text:style-name="P60"/>
      <text:p text:style-name="P61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4"><text:tab/>update()</text:p>
      <text:p text:style-name="P46"><text:tab/><text:tab/>add previousTileXY to the just moved piece</text:p>
      <text:p text:style-name="P46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3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62"><text:tab/><text:tab/><text:span text:style-name="T108">&gt;addMoveToHistory</text:span><text:span text:style-name="T109">()</text:span></text:p>
      <text:p text:style-name="P44"><text:tab/><text:tab/>&gt;pieces.update()</text:p>
      <text:p text:style-name="P45"/>
      <text:p text:style-name="P35"/>
      <text:p text:style-name="P35"><text:tab/>placePiece()</text:p>
      <text:p text:style-name="P63"><text:tab/><text:tab/>&gt;checkSpecial<text:span text:style-name="T116">Placement</text:span><text:span text:style-name="T117">Event</text:span>()</text:p>
      <text:p text:style-name="P35"><text:tab/><text:tab/>&gt;<text:span text:style-name="T106">switch</text:span><text:span text:style-name="T107">Turn()</text:span></text:p>
      <text:p text:style-name="P35"/>
      <text:p text:style-name="P35"><text:tab/>doAttack()</text:p>
      <text:p text:style-name="P43"><text:tab/><text:tab/><text:span text:style-name="T110">&gt;checkSpecial</text:span><text:span text:style-name="T111">Attack</text:span><text:span text:style-name="T112">Event</text:span><text:span text:style-name="T110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06">switch</text:span>Turn()</text:p>
      <text:p text:style-name="P35"><text:tab/><text:tab/>switch player turn</text:p>
      <text:p text:style-name="P53"/>
      <text:p text:style-name="P64"><text:tab/>additions{}</text:p>
      <text:p text:style-name="P54"><text:span text:style-name="T110"><text:tab/></text:span><text:span text:style-name="T113"><text:tab/></text:span><text:span text:style-name="T110">specialStartEvent()</text:span></text:p>
      <text:p text:style-name="P77"><text:tab/><text:tab/>castling<text:span text:style-name="T114">:</text:span></text:p>
      <text:p text:style-name="P68"/>
      <text:p text:style-name="P65"/>
      <text:p text:style-name="P66"><text:span text:style-name="T115"><text:tab/></text:span><text:tab/>specialPlacementEvent()</text:p>
      <text:p text:style-name="P69"><text:span text:style-name="T115"><text:tab/></text:span><text:tab/><text:tab/><text:span text:style-name="T118">&gt;</text:span>en passant<text:span text:style-name="T118">()</text:span></text:p>
      <text:p text:style-name="P74"><text:tab/><text:tab/><text:tab/>&gt;castling</text:p>
      <text:p text:style-name="P67"><text:tab/><text:tab/><text:tab/><text:span text:style-name="T119"><text:tab/></text:span>IF playerTurn is black, y = 0</text:p>
      <text:p text:style-name="P67"><text:tab/><text:tab/><text:tab/><text:span text:style-name="T119"><text:tab/></text:span>IF playerTurn is white, y = 7</text:p>
      <text:p text:style-name="P74"><text:tab/><text:tab/><text:tab/><text:tab/></text:p>
      <text:p text:style-name="P74"><text:tab/><text:tab/><text:tab/><text:tab/>if king moved 2 x tiles to left</text:p>
      <text:p text:style-name="P74"><text:tab/><text:tab/><text:tab/><text:tab/><text:tab/><text:span text:style-name="T120">take oldTile coordinates, go x-1</text:span></text:p>
      <text:p text:style-name="P76"><text:tab/><text:tab/><text:tab/><text:tab/><text:tab/>place the left corner piece there</text:p>
      <text:p text:style-name="P76"/>
      <text:p text:style-name="P75"><text:tab/><text:tab/><text:tab/><text:tab/>if king moved 2 x tiles to left</text:p>
      <text:p text:style-name="P75"><text:tab/><text:tab/><text:tab/><text:tab/><text:tab/><text:span text:style-name="T120">take oldTile coordinates, go x+1</text:span></text:p>
      <text:p text:style-name="P76"><text:tab/><text:tab/><text:tab/><text:tab/><text:tab/>place the right corner piece there</text:p>
      <text:p text:style-name="P71"/>
      <text:p text:style-name="P66"><text:span text:style-name="T115"><text:tab/></text:span><text:tab/>specialAttackEvent()</text:p>
      <text:p text:style-name="P70"><text:span text:style-name="T115"><text:tab/></text:span><text:tab/><text:tab/>if the moved piece has a special property</text:p>
      <text:p text:style-name="P71"><text:span text:style-name="T115"><text:tab/></text:span><text:tab/><text:tab/><text:span text:style-name="T100">explode</text:span><text:span text:style-name="T101"> bomb:</text:span></text:p>
      <text:p text:style-name="P71"/>
      <text:p text:style-name="P72"/>
      <text:p text:style-name="P73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oft-page-break/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7"><text:tab/>&gt;preparation.initializeGame()</text:p>
      <text:p text:style-name="P47"/>
      <text:p text:style-name="P47"/>
      <text:p text:style-name="P47"/>
      <text:p text:style-name="P49">add taken pieces to history</text:p>
      <text:p text:style-name="P51">undo move</text:p>
      <text:p text:style-name="P49"/>
      <text:p text:style-name="P49">add function that can see al<text:span text:style-name="T121">l</text:span> covered spots of a player</text:p>
      <text:p text:style-name="P50">make castling not possible if under attack</text:p>
      <text:p text:style-name="P49"/>
      <text:p text:style-name="P48">add checkmate</text:p>
      <text:p text:style-name="P48">add extra pieces</text:p>
      <text:p text:style-name="P48"/>
      <text:p text:style-name="P48"/>
      <text:p text:style-name="P52">resetBoard</text:p>
      <text:p text:style-name="P52"><text:tab/>forEach boardTilesArray (tile)</text:p>
      <text:p text:style-name="P52"><text:tab/><text:tab/>let tile.content = ""</text:p>
      <text:p text:style-name="P52"><text:tab/><text:tab/>preparation.setupBoard</text:p>
      <text:p text:style-name="P52"/>
      <text:p text:style-name="P182">still to do:</text:p>
      <text:p text:style-name="P182">- fix castling on the left side</text:p>
      <text:p text:style-name="P182">- fix cannon disappearing when attacking bomb</text:p>
      <text:p text:style-name="P183">- add win conditions</text:p>
      <text:p text:style-name="P183">- clea<text:span text:style-name="T122">n</text:span> up the code</text:p>
      <text:p text:style-name="P183"/>
      <text:p text:style-name="P184">winconditions</text:p>
      <text:p text:style-name="P185">at the end of every turn:</text:p>
      <text:p text:style-name="P187">let whiteStartedWithKing = whiteCiv.includes(K)</text:p>
      <text:p text:style-name="P187">let blackStartedWithKing - blackCiv.includes(K)</text:p>
      <text:p text:style-name="P185"/>
      <text:p text:style-name="P187">if (whiteStartedWithKing OR blackStartedWithKing)</text:p>
      <text:p text:style-name="P186"><text:tab/><text:span text:style-name="T123">LET blackKing = false</text:span></text:p>
      <text:p text:style-name="P188"><text:tab/>LEt whiteKing = false</text:p>
      <text:p text:style-name="P187"><text:tab/>forEach <text:span text:style-name="T123">tile</text:span></text:p>
      <text:p text:style-name="P188"><text:tab/><text:tab/>IF the tile.content.name == "king" </text:p>
      <text:p text:style-name="P188"><text:tab/><text:tab/>AND the tile.content.player == white</text:p>
      <text:p text:style-name="P188"><text:tab/><text:tab/><text:tab/>whiteKing = true</text:p>
      <text:p text:style-name="P188"><text:tab/><text:tab/>IF the tile.content.name == "king" </text:p>
      <text:p text:style-name="P188"><text:tab/><text:tab/>AND the tile.content.player == black</text:p>
      <text:p text:style-name="P188"><text:tab/><text:tab/><text:tab/>blackKing = true</text:p>
      <text:p text:style-name="P188"><text:tab/></text:p>
      <text:p text:style-name="P188"><text:tab/><text:tab/>IF blackKing = false AND blackStartedWithKing </text:p>
      <text:p text:style-name="P188"><text:tab/><text:tab/>AND whiteKing = false AND whiteStartedWithKing</text:p>
      <text:p text:style-name="P188"><text:tab/><text:tab/><text:tab/>doDraw()</text:p>
      <text:p text:style-name="P188"><text:tab/><text:tab/></text:p>
      <text:p text:style-name="P188"><text:tab/><text:tab/>IF blackKing = false AND blackStartedWithKing </text:p>
      <text:p text:style-name="P188"><text:tab/><text:tab/><text:tab/>centralData.<text:span text:style-name="T126">show</text:span>GameWin(white)</text:p>
      <text:p text:style-name="P185"/>
      <text:p text:style-name="P189"><text:tab/><text:tab/><text:span text:style-name="T123">IF </text:span>white<text:span text:style-name="T123">King = false AND </text:span>white<text:span text:style-name="T123">StartedWithKing </text:span></text:p>
      <text:p text:style-name="P189"><text:tab/><text:tab/><text:tab/>centralData.<text:span text:style-name="T126">show</text:span>GameWin(black)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7"><text:soft-page-break/>else</text:p>
      <text:p text:style-name="P187">check if there are any pieces left except elephants</text:p>
      <text:p text:style-name="P190"><text:tab/>let whitePieceAmount = 0</text:p>
      <text:p text:style-name="P190"><text:tab/>let blackPieceAmount = 0</text:p>
      <text:p text:style-name="P190"><text:tab/>forEach tile</text:p>
      <text:p text:style-name="P190"><text:tab/><text:tab/>if (tile.content){</text:p>
      <text:p text:style-name="P190"><text:tab/><text:tab/><text:tab/>LET piece = tile.content</text:p>
      <text:p text:style-name="P190"><text:tab/><text:tab/><text:tab/>if <text:span text:style-name="T125">piece</text:span>.color<text:span text:style-name="T125"> = black </text:span></text:p>
      <text:p text:style-name="P192"><text:tab/><text:tab/><text:tab/>AND piece.name is NOT elephant</text:p>
      <text:p text:style-name="P192"><text:tab/><text:tab/><text:tab/><text:tab/>blackPieceAmount++</text:p>
      <text:p text:style-name="P192"/>
      <text:p text:style-name="P191"><text:tab/><text:tab/><text:tab/>if <text:span text:style-name="T125">piece</text:span>.color<text:span text:style-name="T125"> = white </text:span></text:p>
      <text:p text:style-name="P192"><text:tab/><text:tab/><text:tab/>AND piece.name is NOT elephant</text:p>
      <text:p text:style-name="P192"><text:tab/><text:tab/><text:tab/><text:tab/>whitePieceAmount++</text:p>
      <text:p text:style-name="P190"><text:tab/><text:tab/>}</text:p>
      <text:p text:style-name="P193"><text:tab/></text:p>
      <text:p text:style-name="P193"><text:tab/>if (<text:span text:style-name="T124">whitePieceAmount = 0</text:span> AND<text:span text:style-name="T124"> blackPieceAmount = 0</text:span>) {</text:p>
      <text:p text:style-name="P193"><text:tab/><text:tab/>centralData.showDraw</text:p>
      <text:p text:style-name="P194"><text:tab/>}<text:span text:style-name="T127"> else </text:span>if (<text:span text:style-name="T124">whitePieceAmount = </text:span><text:span text:style-name="T127">0)</text:span>{</text:p>
      <text:p text:style-name="P194"><text:tab/><text:tab/>centralData.show<text:span text:style-name="T127">GameWin(black)</text:span></text:p>
      <text:p text:style-name="P194"><text:tab/>}<text:span text:style-name="T127"> else </text:span>if (<text:span text:style-name="T127">black</text:span><text:span text:style-name="T124">PieceAmount = </text:span><text:span text:style-name="T127">0)</text:span>{</text:p>
      <text:p text:style-name="P194"><text:tab/><text:tab/>centralData.show<text:span text:style-name="T127">GameWin(white)</text:span></text:p>
      <text:p text:style-name="P19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7T16:23:16.215980989</dc:date>
    <meta:editing-duration>P2DT7H6M32S</meta:editing-duration>
    <meta:editing-cycles>349</meta:editing-cycles>
    <meta:document-statistic meta:table-count="0" meta:image-count="0" meta:object-count="0" meta:page-count="9" meta:paragraph-count="473" meta:word-count="1293" meta:character-count="10170" meta:non-whitespace-character-count="8344"/>
  </office:meta>
</office:document-meta>
</file>